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फुडल्या टप्प्यांत 30 त्या फुडें इआयए रिपोर्ट बरो आयल्यार गोंयांत वर्साक 37 दशलक्ष टन मीन काडूंक दिवं येता सुप्रिम कोर्टाचे समितीचो रिपोर्ट जाळवणदारांकडच्यान मागलीं मतां.</text:p>
      <text:p>बीजेपीन केलां तें सरकार अमित शहा तेमाक पेटिल्ल्यान निकाला उपरांत गडकरीन आशा सोडिल्ली पर्रीकारूय गोंयांत येवपाची उमेद लिपोवंक शकलोना गडकरी उलयलो.</text:p>
      <text:p>बीजेपीक राज्यसभा खासदाराची वेंचणूक जिकतले जाल्यार दरएकल्या युती भागीदारांची मतां म्हत्वाचीं 20 मतांचो आकडो गाठूंक बीजेपी 8 शॉर्ट वेंचणूक 8 जुनाक खासा रिपोर्ट.</text:p>
      <text:p>उपद्रवी टुरिस्टांकलागून गांवचें नांव बदनाम सत्तरींत म्होवाच्या गुण्यार कोणाचेंच योवच नाका सोनाळचे लोक ठाम स्पॉटार वचपी रस्तो लोकानी आडायलो गेट घालपाची तयारी.</text:p>
      <text:p>आनी</text:p>
      <text:p>एखादी व्यक्ती सामाजाक उपद्रवकारी बादता आसल्यार ताचे संविधानीक स्वातंत्र्याचेर कायदेशीर निर्बंध घालूं येता शिंदळकीचे केशींत आरोपीचे जामीन अर्जाचेर हायकोर्टान केलें स्पश्ट.</text:p>
      <text:p>दुसऱ्या टप्प्यांत 30 आनी फुडें इआयए रिपोर्ट बरो आयल्यार गोंयांत वर्साक 37 दशलक्ष टनांमेरेन मीन काडपाक दिवं येता अशी शिफारस सुप्रिम कोर्टान नेमिल्ल्या तज्ज्ञ समितीन केल्या. समितीन केंद्र सरकाराक रिपोर्ट धाडला. सध्या सुप्रिम कोर्टाच्या आदेशाप्रमाण वर्सुकी 20 दशलक्ष टन मीन उत्पादनाचें कॅपिंग आसा. समितीच्या शिफारशीविशीं पर्यावरण आनी वन मंत्रालयान गोंयच्या वेगवेगळ्या खात्यांकडल्यान मतां मागयल्यात.</text:p>
      <text:p>गोंयांत बीजेपीन केलां तें सरकार फक्त अमित शहा तेमाक पेटिल्ल्यान. निकाला उपरांत गडकरीन आशा सोडिल्ली तशें अमित शहाक कळयल्लें. मात शहा दिल्ली मिडियाक पयलींच बीजेपी गोंयात सरकार करता म्हूण सांगून मेकळो जाल्लो. इंडिया टुडेक दिल्ले मुलाकतींलगडकरी ह्यो गजाली उलयला. गोंयांत परत वचपाचो चान्स मेळटा तो पळोवन पर्रीकाराक जाल्ली उमेद तो लिपोवंक शकलो ना म्हूण गडकरीन तोमणोय माल्ला.</text:p>
      <text:p>बीजेपीक राज्य सभा खासदाराची वेंचणुक जिखतले जाल्यार दरएकल्या युती भागीदार आमदारांचीं मता जाय़च. सद्या विधानसभेचे एकूण आमदार 38. दोन उमेदवार घाल्यार राज्यसभा खासदार वेंचपाक 20 आमदारांची मतां जाय. बीजेपीचे सिध्दार्थ कुंकळकारान राजिनामो दिल्ल्यान बीजेपीच्या आमदारांचो आकडो बारांचेर पावला. काँग्रेस 16चेर. बीजेपीक खासदार वेंचून हाडपाक मगो गोवा फोर्वाड दोन अपक्ष मेळून आनीक 8 मतां जायच. खासा रिपोर्ट.</text:p>
      <text:p>घेवया एक ब्रेक</text:p>
      <text:p>कुडचडेच्या कोसळिल्ल्या पुलाची मातूय देख नाशिल्ले जिवाचें कोंत नाशिल्ले निर्बुद्ध भुरगे आनी जोडपीं आसात बोरयेच्या अर्ध्या मोडक्या पोन्न्या पूलार अजून सॅल्फी फॉटोग्राफ डेटी मारप चालूच. हो पूल सेफ ना म्हूण सरकारान बंद केला 23दा बार्जींच्या धपक्यान पूल आतां पडटा मागीर पडटा असो आसा मात उरील्ल्या पूलाक पुराय कोसळून पडसर गती मुक्ती ना खासा रिपोर्ट.</text:p>
      <text:p>आयतारा सोनाळच्या लोकानी म्होवाच्या गुण्यार वचपी रस्तो आडायलो. टूरिस्ट खंय वतात टायट जातात आनी व्हांवत्या न्हंयत बुडून मरतात. म्होवाच्या गुण्यार लोकूच नाकात म्हूण गांवचे लोकानी आतां थारायलां लोक हांगां येवन बुडटात आनी गांवचे नांव बदनाम जाता. न्हावंक म्हूण येतल्यांचो गांवच्या लोकांक उपद्रव म्हूण लोक तिडकलो.</text:p>
      <text:p>एखादी व्यक्ती सामाजाक उपद्रव करपी वा बादता आसल्यार ताचे संविधानीक स्वातंत्र्याचेर कायदेशीर निर्बंध घालूंक मेळटा. हायकोर्टांन गजाल स्पश्ट केल्या. शिदंळकीच्या रॅकेटांत आरोपी जॉसेफ फेर्नांडीसाच्या जामीन अर्जाच्या सूनावणेंत हाय कोर्टांन हें निरीक्षण नमूद केलें. जॉजेफाक जामीन न्हयकारला. क्रायम ब्रांचीन ऑनलायन सॅक्स रॅकेटाचे केशींत जॉजेफाक धरून भितर वडयिल्लो. तेशिवाय तीगां चलयांक सोडयिल्लीं.</text:p>
      <text:p>घेवया एक ब्रेक</text:p>
      <text:p>बाराभुमी शिक्षण संस्थेन सरकाराची जमीन 30 वर्सांचे लीजार घेतल्या. लीज 2024सांत सोपतलें. संस्थेच्या जाग्यात आशिल्ल्या घरांचेर कायदेशीरुच कारवाय जाल्या म्हूण शिक्षण संस्थेच्या पदाधिकाऱ्यानी तांची बाजू स्पश्ट केली. संस्थेच्या जाग्यातली धनगरांची 6 बेकायदेशीरघरां मामलेदारान कोर्टाच्या आदेशाचेर कांय दिसाफाटी मोडल्यांत.</text:p>
      <text:p>मडगांव मार्केंटात उजो लागत जाल्यार आटापा हाडप कठीण वेवस्था ना अशें न्ही आसा फायर हायड्रन्टूय आसात मात ते चलतले म्हूण शाश्वती ना. बरे मार्केटात येता म्हणल्यार स्कूटरीवाल्यांचे ट्रॅफीकांत पाशेंस काबार जावपाचें अशे परिस्थितींत बरे वायट प्रसंगाक फायर ब्रिगेड पावतली म्हूण खात्री धरपाची ना. पालिका खंय टाकी बांदता फायर हायड्रन्टांची पायपलायन बदलता कितलो तेंपूच जालो तोंडी कारभार चल्ला.</text:p>
      <text:p>फकत ऑरगेनीक खतां वापरुन नुव्या एक बरे पैकी फार्म तयार जाला. रिटायर जाले उपरांत वेळ वचपाक म्हूण नुवेच्या लबान डिसोझाक हे फर्माची संकल्पना सुचिल्ली. लबानाक गोंय सरकाराचो कृषी पुरस्कार आनी हेर पुरस्कारुय मेळ्यात. आता लबानान एग्रीकल्चरांच हेर बाय प्रॉडक्टूय घेवपाक सुरवात केल्या. नुवेच्या लबानाच्या फार्मांत भोवंडी मारुन येवया.</text:p>
      <text:p>घेवया एक ब्रेक</text:p>
      <text:p>साळ न्हयच्या देगेक 10 हजार स्क्वेर मॅत्र लो लाइंग जमनीर बेकायदेशीर लॅन्ड फिलींग करुन प्लॉट केल्यात तातून मडगांवचो नगरसेवक भागेवाडी खूटबुध्दिनाचो हात आसा म्हूण थंयचे लोक बोवाळ मारता. सुमार 28 प्लॉट करुन मायग्रंटसांक विकल्यात म्हूण आरोप. खुटबुद्दीनाकूय विचाल्रल्यार तो ते प्लॉट कायदेशीरूच म्हूण क्लियर सांगीना</text:p>
      <text:p>11. मेरशे बेशित्त मोटरसायकलवाल्यांचें हायवेवेले स्टंट्स तावेराचे आंगलट आयले. मेरशे जंक्शनार नियाजाकडेन आयतारा एक तावेरा गाडी लायटीच्या खांब्यार माल्ली. तावेराचे फुडें खंय दोन मोटारसायकलवाले स्टंट मारताले. तांका वाटोवपाच्या यत्नांत गाडी व्हरुन खांब्यार मोखली. खांबो पडलो आनी सगळ्यो वायरी रस्त्यार आडव्यो. एक्सिडंट जाल्लो साडे अकरांक ट्राफीक क्लियर जाता म्हणल्यार अडेज जालीं. तावेरा महाराष्ट्रांतली. एक्सीडंटतुळशिदास</text:p>
      <text:p>घेवया एक ब्रेक</text:p>
      <text:p>राज्यसभा वेंचणुकेक गोंयचो खासदारकीचो उमेदवार थारावंक मंगळारा 23 मायाक प्रदेश कॉंग्रेस पार्टीची मिटिंग जातली म्हूण कॉंग्रेसीचो प्रदेशाध्यक्ष लुईझीन उलयला. पणजे कॉंग्रेस भवनांत कॉंग्रेसीन आदले प्रधान मंत्री सर्गेस्त राजीव गांधीचे पुण्यतिथीचो दीस पाळ्ळो. आर्गां ओपूंक लुईझिन विरोधी पक्षफुडारी बाबू कवळेकार खासदार शांताराम नायक आनी बाकीचे कांय कॉंग्रेस फुडारी आशिल्ले.</text:p>
      <text:p>लखनौत 10 ते 12 जून मजगती जावपी ज्युनियर फॅडरेशन कप एथलॅटिक्स सर्तीखातीर गोंयच्या टिमीची निवड सोमारा 22 मायाक जातली. सांजे साडेतीन वरांचेर बांबोळे एथलॅटिक्स स्टेडियमाचेर गोवा एथलॅटिक्स असोसिएशनान निवड चाचणी दवरल्या. 20 वर्सां सकयल्यो चले आनी चलयो चांचणेंत वाटो घेवंक शकतात.</text:p>
      <text:p>हें बुलॅटिन हांगांच सोंपता ह्यो खबरो तुमकां प्रुडंट मिडिया डॉट इन व्हॅबसायटीरय लायव्ह पळोवंक मेळटा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